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</office:automatic-styles>
  <office:body>
    <office:text text:use-soft-page-breaks="true">
      <text:p text:style-name="P1">Was passiert, wenn das Feuer bedrohlich wird für<text:s/>Fahrzeug<text:s/>und Objekt ? ?</text:p>
      <text:p text:style-name="Standard"><text:tab/>Es wird ein sprüh-nebel<text:s/>Schutzschild<text:s/>ausgestoßen (ähnl. „Mannschutz“)</text:p>
      <text:p text:style-name="Standard"/>
      <text:p text:style-name="Standard">Was passiert, wenn die Person eingeklemmt ist ?<text:s/><text:line-break/><text:tab/>aufgrund der Vielfalt der<text:s/>Gegenstände<text:s/>unter<text:s/>denen man eingeklemmt sein könnte stößt das<text:s/>Fahrzeug<text:s/>hier an sein grenzen<text:s/></text:p>
      <text:p text:style-name="Standard"/>
      <text:p text:style-name="Standard">Was passiert, wenn der Fluchtweg abgeschnitten ist ?</text:p>
      <text:p text:style-name="Standard"><text:tab/>Das<text:s/>Fahrzeug<text:s/>sucht sich<text:s/>einen<text:s/>anderen weg<text:s/></text:p>
      <text:p text:style-name="Standard">Was passiert, wenn das<text:s/>Fahrzeug<text:s/>auf das<text:s/>Dach<text:s/>kippt ?</text:p>
      <text:p text:style-name="Standard"><text:tab/>Durch den (Kettensägen) arm kann das<text:s/>Fahrzeug<text:s/>aufgerichtet werden<text:s/></text:p>
      <text:p text:style-name="Standard">Was passiert, wenn das<text:s/>Fahrzeug<text:s/>einen weg um ein<text:s/>Hindernis<text:s/>nicht finden kann ( z.b lange äste ) ?</text:p>
      <text:p text:style-name="Standard"><text:tab/>Das<text:s/>Fahrzeug<text:s/>verfügt über eine kleine<text:s/>Kettensäge</text:p>
      <text:p text:style-name="Standard">Was passiert, wenn die schleiftrage sich verkantet<text:s/>?</text:p>
      <text:p text:style-name="Standard"><text:tab/>????? das<text:s/>Fahrzeug<text:s/>setzt andere ende der schleiftrage und versucht sich<text:s/>zu befreien<text:s/></text:p>
      <text:p text:style-name="Standard">Was passiert, wenn der<text:s/>Gesundheitszustand<text:s/>der<text:s/>Person<text:s/>sich nicht stabilisiert<text:s/></text:p>
      <text:p text:style-name="Standard"><text:tab/>??<text:s/>evtl.<text:s/>per TIVITA<text:s/>wund Erkennung<text:s/>und Hämostatisches mittel<text:s/></text:p>
      <text:p text:style-name="Standard"><text:tab/>Evtl.<text:s/>Vakuum<text:s/>Matratze<text:s/>mit<text:s/>Beschichter<text:s/>Gold Folie</text:p>
      <text:p text:style-name="Standard"><text:tab/></text:p>
      <text:p text:style-name="Standard"><text:tab/>Ansonsten wenn sich der<text:s/>Zustand<text:s/>nicht verbessert „sofort-Rettung<text:s/>„<text:s/></text:p>
      <text:p text:style-name="Standard">Was passiert, wenn die<text:s/>Person<text:s/>zu dick ist um über<text:s/>Wasser<text:s/>zu fahren ?<text:s/></text:p>
      <text:p text:style-name="Standard"><text:tab/>Der<text:s/>Roboter<text:s/>nimmt den Landweg</text:p>
      <text:list text:style-name="LFO1" text:continue-numbering="true">
        <text:list-item>
          <text:p text:style-name="P2"><text:s/>Wenn<text:s/>Fluchtweg<text:s/>abgeschnitten <text:s/>Rettung<text:s/>übers<text:s/>Wasser<text:s/>an<text:s/>Ufernähe<text:s/>( bestmögliche )<text:s/></text:p>
        </text:list-item>
      </text:list>
      <text:p text:style-name="Standard"/>
      <text:p text:style-name="Standard">Was passiert, wenn der Roboter bei der Person angekommen ist ?<text:s/></text:p>
      <text:p text:style-name="Standard"><text:tab/>Per<text:s/>Sprechfunk<text:s/>wird versucht über<text:s/>Kontakter<text:s/>mit der<text:s/>Person<text:s/>in<text:s/>Notlage<text:s/>zu reden<text:s/></text:p>
      <text:p text:style-name="Standard"/>
      <text:p text:style-name="Standard"/>
      <text:p text:style-name="Standard">Motor ??<text:s/><text:line-break/>Elektro<text:line-break/>DIESEL<text:s/><text:line-break/>Benzin<text:s/><text:line-break/>2Takt</text:p>
      <text:p text:style-name="Standard">4Tak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edikt lipinski</meta:initial-creator>
    <dc:creator>benedikt lipinski</dc:creator>
    <meta:creation-date>2020-07-23T06:56:00Z</meta:creation-date>
    <dc:date>2020-07-27T07:10:00Z</dc:date>
    <meta:template xlink:href="Normal" xlink:type="simple"/>
    <meta:editing-cycles>5</meta:editing-cycles>
    <meta:editing-duration>PT0S</meta:editing-duration>
    <meta:document-statistic meta:page-count="2" meta:paragraph-count="2" meta:word-count="200" meta:character-count="1458" meta:row-count="10" meta:non-whitespace-character-count="1260"/>
  </office:meta>
</office:document-meta>
</file>